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.5" calcext:value-type="float">
            <text:p>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0:20:32.965948373</meta:creation-date>
    <dc:date>2017-12-14T00:24:47.913275562</dc:date>
    <meta:editing-duration>PT4M15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